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# What? Measure steady state growth curves of E. coli LM3113 (IPTG inducible H+ATPase) and LM3118 (wildtype) on succinate <text:s text:c="14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16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When? 11-2-2014 <text:s text:c="14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14"/>Addition of sugars <text:s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How? Day 1: Take pre-adapted LM3113/LM3118 from glycerolstock, plate out on M9+1 ug/ml thiamine+15 mM succinate+10 uM IPTG agarose <text:s text:c="13"/>Pregrowth Microplate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/>Store plates at 30degC for 48 hours <text:s text:c="11"/>Succinate (C4) 30 mM 15 mM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/>Day 3: <text:s/>Pick 2 colonies (biological replicates) in 50 ml M9+1 ug/ml thiamine+30 mM succ+10 uM IPTG, in 250 ml erlenmeyers <text:s text:c="13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Put at 30degC, 200 rpm to grow overnight <text:s text:c="13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/>Day 4: Propagate cellcultures at OD540=0.005 to M9+thia+succ+IPTG before OD540=1 is reached to keep cells in exponential phase <text:s text:c="11"/>Stock solution of IPTG: 100 mM <text:s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Put at 30degC, 200 rpm to grow overnight <text:s text:c="11"/>[IPTG] in uM ul IPTG ul M9+thia+glu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/>Day 5: Prepare fresh medium (M9+thia+succ) containing different concentrations of IPTG (see table right) <text:s text:c="11"/>0 0 20000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Measure OD540 of overnight cultures, dilute in fresh medium containing desired [IPTG] to an OD=0.0005 <text:s text:c="11"/>4 0.8 19999.2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Put overnight cultures back at 30degC, and measure OD540 three more times over 2 hours to ensure exponential growth <text:s text:c="11"/>8 1.6 19998.4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Put 200 ul freshly inoculated medium in wells of 96-wells microplate (see setup below) <text:s text:c="11"/>12 2.4 19997.6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Cover microplate with MicroAmp Optical Adhesive foil, press on firmly, remove fingerprints with 70% EtOH <text:s text:c="11"/>16 3.2 19996.8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Measure growthcurves in microplate reader, at 30degC, shaking in between reads for 300sec, 540nm, every 10 minutes <text:s text:c="11"/>25 5 19995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2"/>Keep measuring for at least 24 hours, <text:s/>until all wells have gone into stationary phase. <text:s text:c="11"/>50 10 19990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/>Day 6: Use computer software to analyze the data <text:s text:c="11"/>100 20 19980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# <text:s text:c="16"/>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dataFile</text:p>
          </table:table-cell>
          <table:table-cell table:style-name="ce1" office:value-type="string" calcext:value-type="string">
            <text:p>20140210_Data_succinate.tx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parser</text:p>
          </table:table-cell>
          <table:table-cell table:style-name="ce1" office:value-type="string" calcext:value-type="string">
            <text:p>spectramax.tx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plateName</text:p>
          </table:table-cell>
          <table:table-cell table:style-name="ce1" office:value-type="string" calcext:value-type="string">
            <text:p>glucoseTestingThingy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pectramax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strain</text:p>
          </table:table-cell>
          <table:table-cell table:style-name="ce1" table:number-columns-repeated="11"/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blanc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office:value-type="string" calcext:value-type="string">
            <text:p>LM3118</text:p>
          </table:table-cell>
          <table:table-cell table:number-columns-repeated="2" office:value-type="string" calcext:value-type="string">
            <text:p>LM3113</text:p>
          </table:table-cell>
          <table:table-cell table:number-columns-repeated="2" office:value-type="string" calcext:value-type="string">
            <text:p>LM3118</text:p>
          </table:table-cell>
          <table:table-cell office:value-type="string" calcext:value-type="string">
            <text:p>blanc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Suga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/>
          <table:table-cell table:number-columns-repeated="9" office:value-type="string" calcext:value-type="string">
            <text:p>succinate</text:p>
          </table:table-cell>
          <table:table-cell office:value-type="string" calcext:value-type="string">
            <text:p>glucose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IPT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table:number-columns-repeated="10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table:number-columns-repeated="10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table:number-columns-repeated="10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table:number-columns-repeated="10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table:number-columns-repeated="1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4:01:04.091997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11-06T14:01:42.310253090</dc:date>
    <meta:editing-duration>PT9M35S</meta:editing-duration>
    <meta:editing-cycles>6</meta:editing-cycles>
    <meta:generator>LibreOffice/4.3.2.2$Linux_X86_64 LibreOffice_project/430m0$Build-2</meta:generator>
    <meta:document-statistic meta:table-count="1" meta:cell-count="352" meta:object-count="0"/>
  </office:meta>
</office:document-meta>
</file>